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ward declaration</text:p>
      <text:p text:style-name="Standard">- avoided a number of circular dependencies I had, which were only there because my classes needed to know the pointers existed and not because they had as memb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6:20:24.80</meta:creation-date>
    <meta:editing-duration>PT5H45M1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" meta:word-count="31" meta:character-count="182"/>
    <dc:date>2013-09-05T22:20:18.76</dc:date>
  </office:meta>
</office:document-meta>
</file>